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6.48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7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Matrix size</text:p>
          </table:table-cell>
          <table:table-cell table:style-name="ce9" office:value-type="string" calcext:value-type="string">
            <text:p>Serial</text:p>
          </table:table-cell>
          <table:table-cell table:style-name="ce9" office:value-type="string" calcext:value-type="string" table:number-columns-spanned="4" table:number-rows-spanned="1">
            <text:p>Parallel</text:p>
          </table:table-cell>
          <table:covered-table-cell table:number-columns-repeated="3" table:style-name="ce8"/>
          <table:table-cell table:number-columns-repeated="3"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 table:number-columns-spanned="2" table:number-rows-spanned="1">
            <text:p>2 processors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4 processors</text:p>
          </table:table-cell>
          <table:covered-table-cell table:style-name="ce8"/>
          <table:table-cell table:number-columns-repeated="3"/>
        </table:table-row>
        <table:table-row table:style-name="ro1">
          <table:table-cell/>
          <table:table-cell table:style-name="ce9" table:number-columns-repeated="2"/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float" office:value="0.000002" calcext:value-type="float">
            <text:p>0,00000</text:p>
          </table:table-cell>
          <table:table-cell table:style-name="ce7" office:value-type="float" office:value="0.000036" calcext:value-type="float">
            <text:p>0,00004</text:p>
          </table:table-cell>
          <table:table-cell table:style-name="ce7" table:formula="of:=[.C7]-[.D7]" office:value-type="float" office:value="-0.000034" calcext:value-type="float">
            <text:p>-0,00003</text:p>
          </table:table-cell>
          <table:table-cell table:style-name="ce7" office:value-type="float" office:value="0.000168" calcext:value-type="float">
            <text:p>0,00017</text:p>
          </table:table-cell>
          <table:table-cell table:style-name="ce7" table:formula="of:=[.D7]-[.F7]" office:value-type="float" office:value="-0.000132" calcext:value-type="float">
            <text:p>-0,0001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7" office:value-type="float" office:value="0.000065" calcext:value-type="float">
            <text:p>0,00007</text:p>
          </table:table-cell>
          <table:table-cell table:style-name="ce7" office:value-type="float" office:value="0.000139" calcext:value-type="float">
            <text:p>0,00014</text:p>
          </table:table-cell>
          <table:table-cell table:style-name="ce7" table:formula="of:=[.C8]-[.D8]" office:value-type="float" office:value="-0.000074" calcext:value-type="float">
            <text:p>-0,00007</text:p>
          </table:table-cell>
          <table:table-cell table:style-name="ce7" office:value-type="float" office:value="0.000186" calcext:value-type="float">
            <text:p>0,00019</text:p>
          </table:table-cell>
          <table:table-cell table:style-name="ce7" table:formula="of:=[.D8]-[.F8]" office:value-type="float" office:value="-0.000047" calcext:value-type="float">
            <text:p>-0,0000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7" office:value-type="float" office:value="0.005525" calcext:value-type="float">
            <text:p>0,00553</text:p>
          </table:table-cell>
          <table:table-cell table:style-name="ce7" office:value-type="float" office:value="0.006789" calcext:value-type="float">
            <text:p>0,00679</text:p>
          </table:table-cell>
          <table:table-cell table:style-name="ce7" table:formula="of:=[.C9]-[.D9]" office:value-type="float" office:value="-0.001264" calcext:value-type="float">
            <text:p>-0,00126</text:p>
          </table:table-cell>
          <table:table-cell table:style-name="ce7" office:value-type="float" office:value="0.008962" calcext:value-type="float">
            <text:p>0,00896</text:p>
          </table:table-cell>
          <table:table-cell table:style-name="ce7" table:formula="of:=[.D9]-[.F9]" office:value-type="float" office:value="-0.002173" calcext:value-type="float">
            <text:p>-0,0021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7" office:value-type="float" office:value="0.021041" calcext:value-type="float">
            <text:p>0,02104</text:p>
          </table:table-cell>
          <table:table-cell table:style-name="ce7" office:value-type="float" office:value="0.024599" calcext:value-type="float">
            <text:p>0,02460</text:p>
          </table:table-cell>
          <table:table-cell table:style-name="ce7" table:formula="of:=[.C10]-[.D10]" office:value-type="float" office:value="-0.003558" calcext:value-type="float">
            <text:p>-0,00356</text:p>
          </table:table-cell>
          <table:table-cell table:style-name="ce7" office:value-type="float" office:value="0.028102" calcext:value-type="float">
            <text:p>0,02810</text:p>
          </table:table-cell>
          <table:table-cell table:style-name="ce7" table:formula="of:=[.D10]-[.F10]" office:value-type="float" office:value="-0.003503" calcext:value-type="float">
            <text:p>-0,00350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7" office:value-type="float" office:value="0.04568" calcext:value-type="float">
            <text:p>0,04568</text:p>
          </table:table-cell>
          <table:table-cell table:style-name="ce7" office:value-type="float" office:value="0.054367" calcext:value-type="float">
            <text:p>0,05437</text:p>
          </table:table-cell>
          <table:table-cell table:style-name="ce7" table:formula="of:=[.C11]-[.D11]" office:value-type="float" office:value="-0.008687" calcext:value-type="float">
            <text:p>-0,00869</text:p>
          </table:table-cell>
          <table:table-cell table:style-name="ce7" office:value-type="float" office:value="0.061274" calcext:value-type="float">
            <text:p>0,06127</text:p>
          </table:table-cell>
          <table:table-cell table:style-name="ce7" table:formula="of:=[.D11]-[.F11]" office:value-type="float" office:value="-0.006907" calcext:value-type="float">
            <text:p>-0,00691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7" office:value-type="float" office:value="0.08038" calcext:value-type="float">
            <text:p>0,08038</text:p>
          </table:table-cell>
          <table:table-cell table:style-name="ce7" office:value-type="float" office:value="0.099394" calcext:value-type="float">
            <text:p>0,09939</text:p>
          </table:table-cell>
          <table:table-cell table:style-name="ce7" table:formula="of:=[.C12]-[.D12]" office:value-type="float" office:value="-0.019014" calcext:value-type="float">
            <text:p>-0,01901</text:p>
          </table:table-cell>
          <table:table-cell table:style-name="ce7" office:value-type="float" office:value="0.107873" calcext:value-type="float">
            <text:p>0,10787</text:p>
          </table:table-cell>
          <table:table-cell table:style-name="ce7" table:formula="of:=[.D12]-[.F12]" office:value-type="float" office:value="-0.008479" calcext:value-type="float">
            <text:p>-0,0084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7" office:value-type="float" office:value="0.128942" calcext:value-type="float">
            <text:p>0,12894</text:p>
          </table:table-cell>
          <table:table-cell table:style-name="ce7" office:value-type="float" office:value="0.150506" calcext:value-type="float">
            <text:p>0,15051</text:p>
          </table:table-cell>
          <table:table-cell table:style-name="ce7" table:formula="of:=[.C13]-[.D13]" office:value-type="float" office:value="-0.021564" calcext:value-type="float">
            <text:p>-0,02156</text:p>
          </table:table-cell>
          <table:table-cell table:style-name="ce7" office:value-type="float" office:value="0.16814" calcext:value-type="float">
            <text:p>0,16814</text:p>
          </table:table-cell>
          <table:table-cell table:style-name="ce7" table:formula="of:=[.D13]-[.F13]" office:value-type="float" office:value="-0.017634" calcext:value-type="float">
            <text:p>-0,0176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7" office:value-type="float" office:value="0.184322" calcext:value-type="float">
            <text:p>0,18432</text:p>
          </table:table-cell>
          <table:table-cell table:style-name="ce7" office:value-type="float" office:value="0.217046" calcext:value-type="float">
            <text:p>0,21705</text:p>
          </table:table-cell>
          <table:table-cell table:style-name="ce7" table:formula="of:=[.C14]-[.D14]" office:value-type="float" office:value="-0.032724" calcext:value-type="float">
            <text:p>-0,03272</text:p>
          </table:table-cell>
          <table:table-cell table:style-name="ce7" office:value-type="float" office:value="0.243437" calcext:value-type="float">
            <text:p>0,24344</text:p>
          </table:table-cell>
          <table:table-cell table:style-name="ce7" table:formula="of:=[.D14]-[.F14]" office:value-type="float" office:value="-0.026391" calcext:value-type="float">
            <text:p>-0,02639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7" office:value-type="float" office:value="0.24329" calcext:value-type="float">
            <text:p>0,24329</text:p>
          </table:table-cell>
          <table:table-cell table:style-name="ce7" office:value-type="float" office:value="0.301079" calcext:value-type="float">
            <text:p>0,30108</text:p>
          </table:table-cell>
          <table:table-cell table:style-name="ce7" table:formula="of:=[.C15]-[.D15]" office:value-type="float" office:value="-0.057789" calcext:value-type="float">
            <text:p>-0,05779</text:p>
          </table:table-cell>
          <table:table-cell table:style-name="ce7" office:value-type="float" office:value="0.32883" calcext:value-type="float">
            <text:p>0,32883</text:p>
          </table:table-cell>
          <table:table-cell table:style-name="ce7" table:formula="of:=[.D15]-[.F15]" office:value-type="float" office:value="-0.027751" calcext:value-type="float">
            <text:p>-0,02775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7" office:value-type="float" office:value="0.326217" calcext:value-type="float">
            <text:p>0,32622</text:p>
          </table:table-cell>
          <table:table-cell table:style-name="ce7" office:value-type="float" office:value="0.386948" calcext:value-type="float">
            <text:p>0,38695</text:p>
          </table:table-cell>
          <table:table-cell table:style-name="ce7" table:formula="of:=[.C16]-[.D16]" office:value-type="float" office:value="-0.060731" calcext:value-type="float">
            <text:p>-0,06073</text:p>
          </table:table-cell>
          <table:table-cell table:style-name="ce7" office:value-type="float" office:value="0.434416" calcext:value-type="float">
            <text:p>0,43442</text:p>
          </table:table-cell>
          <table:table-cell table:style-name="ce7" table:formula="of:=[.D16]-[.F16]" office:value-type="float" office:value="-0.047468" calcext:value-type="float">
            <text:p>-0,04747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7" office:value-type="float" office:value="0.410578" calcext:value-type="float">
            <text:p>0,41058</text:p>
          </table:table-cell>
          <table:table-cell table:style-name="ce7" office:value-type="float" office:value="0.516497" calcext:value-type="float">
            <text:p>0,51650</text:p>
          </table:table-cell>
          <table:table-cell table:style-name="ce7" table:formula="of:=[.C17]-[.D17]" office:value-type="float" office:value="-0.105919" calcext:value-type="float">
            <text:p>-0,10592</text:p>
          </table:table-cell>
          <table:table-cell table:style-name="ce7" office:value-type="float" office:value="0.550678" calcext:value-type="float">
            <text:p>0,55068</text:p>
          </table:table-cell>
          <table:table-cell table:style-name="ce7" table:formula="of:=[.D17]-[.F17]" office:value-type="float" office:value="-0.034181" calcext:value-type="float">
            <text:p>-0,03418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7" office:value-type="float" office:value="0.535165" calcext:value-type="float">
            <text:p>0,53517</text:p>
          </table:table-cell>
          <table:table-cell table:style-name="ce7" office:value-type="float" office:value="0.66625" calcext:value-type="float">
            <text:p>0,66625</text:p>
          </table:table-cell>
          <table:table-cell table:style-name="ce7" table:formula="of:=[.C18]-[.D18]" office:value-type="float" office:value="-0.131085" calcext:value-type="float">
            <text:p>-0,13109</text:p>
          </table:table-cell>
          <table:table-cell table:style-name="ce7" office:value-type="float" office:value="0.747948" calcext:value-type="float">
            <text:p>0,74795</text:p>
          </table:table-cell>
          <table:table-cell table:style-name="ce7" table:formula="of:=[.D18]-[.F18]" office:value-type="float" office:value="-0.0816979999999999" calcext:value-type="float">
            <text:p>-0,0817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Scalar op. time, rough est. (sec)</text:p>
          </table:table-cell>
          <table:table-cell table:formula="of:=[.$C$18] / (10000 * (2 * 10000 - 1))" office:value-type="float" office:value="0.00000000267595879794" calcext:value-type="float">
            <text:p>2,6759587979399E-09</text:p>
          </table:table-cell>
        </table:table-row>
        <table:table-row table:style-name="ro1">
          <table:table-cell/>
          <table:table-cell table:style-name="ce11" office:value-type="string" calcext:value-type="string">
            <text:p>Matrix size</text:p>
          </table:table-cell>
          <table:table-cell table:style-name="ce11" office:value-type="string" calcext:value-type="string" table:number-columns-spanned="2" table:number-rows-spanned="1">
            <text:p>2 processors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4 processors</text:p>
          </table:table-cell>
          <table:covered-table-cell table:style-name="ce11"/>
          <table:table-cell table:number-columns-repeated="4"/>
        </table:table-row>
        <table:table-row table:style-name="ro1">
          <table:table-cell/>
          <table:table-cell table:style-name="ce6"/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Experiment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Experiment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8" table:formula="of:=CEILING([.$B22]/2)*(2*[.$B22] - 1) * [.$J$19]" office:value-type="float" office:value="0.00000025421608580429" calcext:value-type="float">
            <text:p>2,5421608580429E-07</text:p>
          </table:table-cell>
          <table:table-cell table:style-name="ce7" office:value-type="float" office:value="0.000036" calcext:value-type="float">
            <text:p>0,00004</text:p>
          </table:table-cell>
          <table:table-cell table:style-name="ce8" table:formula="of:=CEILING([.$B22]/4)*(2*[.$B22] - 1) * [.$J$19]" office:value-type="float" office:value="0.00000015252965148258" calcext:value-type="float">
            <text:p>1,52529651482574E-07</text:p>
          </table:table-cell>
          <table:table-cell table:style-name="ce7" office:value-type="float" office:value="0.000168" calcext:value-type="float">
            <text:p>0,0001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00" calcext:value-type="float">
            <text:p>100</text:p>
          </table:table-cell>
          <table:table-cell table:style-name="ce8" table:formula="of:=CEILING([.$B23]/2)*(2*[.$B23] - 1) * [.$J$19]" office:value-type="float" office:value="0.000026625790039502" calcext:value-type="float">
            <text:p>2,6625790039502E-05</text:p>
          </table:table-cell>
          <table:table-cell table:style-name="ce7" office:value-type="float" office:value="0.000139" calcext:value-type="float">
            <text:p>0,00014</text:p>
          </table:table-cell>
          <table:table-cell table:style-name="ce8" table:formula="of:=CEILING([.$B23]/4)*(2*[.$B23] - 1) * [.$J$19]" office:value-type="float" office:value="0.000013312895019751" calcext:value-type="float">
            <text:p>1,3312895019751E-05</text:p>
          </table:table-cell>
          <table:table-cell table:style-name="ce7" office:value-type="float" office:value="0.000186" calcext:value-type="float">
            <text:p>0,00019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000" calcext:value-type="float">
            <text:p>1000</text:p>
          </table:table-cell>
          <table:table-cell table:style-name="ce8" table:formula="of:=CEILING([.$B24]/2)*(2*[.$B24] - 1) * [.$J$19]" office:value-type="float" office:value="0.00267462081854093" calcext:value-type="float">
            <text:p>0,00267462081854093</text:p>
          </table:table-cell>
          <table:table-cell table:style-name="ce7" office:value-type="float" office:value="0.006789" calcext:value-type="float">
            <text:p>0,00679</text:p>
          </table:table-cell>
          <table:table-cell table:style-name="ce8" table:formula="of:=CEILING([.$B24]/4)*(2*[.$B24] - 1) * [.$J$19]" office:value-type="float" office:value="0.00133731040927046" calcext:value-type="float">
            <text:p>0,00133731040927046</text:p>
          </table:table-cell>
          <table:table-cell table:style-name="ce7" office:value-type="float" office:value="0.008962" calcext:value-type="float">
            <text:p>0,00896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2000" calcext:value-type="float">
            <text:p>2000</text:p>
          </table:table-cell>
          <table:table-cell table:style-name="ce8" table:formula="of:=CEILING([.$B25]/2)*(2*[.$B25] - 1) * [.$J$19]" office:value-type="float" office:value="0.0107011592329616" calcext:value-type="float">
            <text:p>0,0107011592329616</text:p>
          </table:table-cell>
          <table:table-cell table:style-name="ce7" office:value-type="float" office:value="0.024599" calcext:value-type="float">
            <text:p>0,02460</text:p>
          </table:table-cell>
          <table:table-cell table:style-name="ce8" table:formula="of:=CEILING([.$B25]/4)*(2*[.$B25] - 1) * [.$J$19]" office:value-type="float" office:value="0.00535057961648082" calcext:value-type="float">
            <text:p>0,00535057961648082</text:p>
          </table:table-cell>
          <table:table-cell table:style-name="ce7" office:value-type="float" office:value="0.028102" calcext:value-type="float">
            <text:p>0,02810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3000" calcext:value-type="float">
            <text:p>3000</text:p>
          </table:table-cell>
          <table:table-cell table:style-name="ce8" table:formula="of:=CEILING([.$B26]/2)*(2*[.$B26] - 1) * [.$J$19]" office:value-type="float" office:value="0.0240796152432622" calcext:value-type="float">
            <text:p>0,0240796152432622</text:p>
          </table:table-cell>
          <table:table-cell table:style-name="ce7" office:value-type="float" office:value="0.054367" calcext:value-type="float">
            <text:p>0,05437</text:p>
          </table:table-cell>
          <table:table-cell table:style-name="ce8" table:formula="of:=CEILING([.$B26]/4)*(2*[.$B26] - 1) * [.$J$19]" office:value-type="float" office:value="0.0120398076216311" calcext:value-type="float">
            <text:p>0,0120398076216311</text:p>
          </table:table-cell>
          <table:table-cell table:style-name="ce7" office:value-type="float" office:value="0.061274" calcext:value-type="float">
            <text:p>0,0612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4000" calcext:value-type="float">
            <text:p>4000</text:p>
          </table:table-cell>
          <table:table-cell table:style-name="ce8" table:formula="of:=CEILING([.$B27]/2)*(2*[.$B27] - 1) * [.$J$19]" office:value-type="float" office:value="0.0428099888494425" calcext:value-type="float">
            <text:p>0,0428099888494425</text:p>
          </table:table-cell>
          <table:table-cell table:style-name="ce7" office:value-type="float" office:value="0.099394" calcext:value-type="float">
            <text:p>0,09939</text:p>
          </table:table-cell>
          <table:table-cell table:style-name="ce8" table:formula="of:=CEILING([.$B27]/4)*(2*[.$B27] - 1) * [.$J$19]" office:value-type="float" office:value="0.0214049944247212" calcext:value-type="float">
            <text:p>0,0214049944247212</text:p>
          </table:table-cell>
          <table:table-cell table:style-name="ce7" office:value-type="float" office:value="0.107873" calcext:value-type="float">
            <text:p>0,10787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5000" calcext:value-type="float">
            <text:p>5000</text:p>
          </table:table-cell>
          <table:table-cell table:style-name="ce8" table:formula="of:=CEILING([.$B28]/2)*(2*[.$B28] - 1) * [.$J$19]" office:value-type="float" office:value="0.0668922800515026" calcext:value-type="float">
            <text:p>0,0668922800515026</text:p>
          </table:table-cell>
          <table:table-cell table:style-name="ce7" office:value-type="float" office:value="0.150506" calcext:value-type="float">
            <text:p>0,15051</text:p>
          </table:table-cell>
          <table:table-cell table:style-name="ce8" table:formula="of:=CEILING([.$B28]/4)*(2*[.$B28] - 1) * [.$J$19]" office:value-type="float" office:value="0.0334461400257513" calcext:value-type="float">
            <text:p>0,0334461400257513</text:p>
          </table:table-cell>
          <table:table-cell table:style-name="ce7" office:value-type="float" office:value="0.16814" calcext:value-type="float">
            <text:p>0,1681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6000" calcext:value-type="float">
            <text:p>6000</text:p>
          </table:table-cell>
          <table:table-cell table:style-name="ce8" table:formula="of:=CEILING([.$B29]/2)*(2*[.$B29] - 1) * [.$J$19]" office:value-type="float" office:value="0.0963264888494425" calcext:value-type="float">
            <text:p>0,0963264888494425</text:p>
          </table:table-cell>
          <table:table-cell table:style-name="ce7" office:value-type="float" office:value="0.217046" calcext:value-type="float">
            <text:p>0,21705</text:p>
          </table:table-cell>
          <table:table-cell table:style-name="ce8" table:formula="of:=CEILING([.$B29]/4)*(2*[.$B29] - 1) * [.$J$19]" office:value-type="float" office:value="0.0481632444247212" calcext:value-type="float">
            <text:p>0,0481632444247212</text:p>
          </table:table-cell>
          <table:table-cell table:style-name="ce7" office:value-type="float" office:value="0.243437" calcext:value-type="float">
            <text:p>0,24344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7000" calcext:value-type="float">
            <text:p>7000</text:p>
          </table:table-cell>
          <table:table-cell table:style-name="ce8" table:formula="of:=CEILING([.$B30]/2)*(2*[.$B30] - 1) * [.$J$19]" office:value-type="float" office:value="0.131112615243262" calcext:value-type="float">
            <text:p>0,131112615243262</text:p>
          </table:table-cell>
          <table:table-cell table:style-name="ce7" office:value-type="float" office:value="0.301079" calcext:value-type="float">
            <text:p>0,30108</text:p>
          </table:table-cell>
          <table:table-cell table:style-name="ce8" table:formula="of:=CEILING([.$B30]/4)*(2*[.$B30] - 1) * [.$J$19]" office:value-type="float" office:value="0.0655563076216311" calcext:value-type="float">
            <text:p>0,0655563076216311</text:p>
          </table:table-cell>
          <table:table-cell table:style-name="ce7" office:value-type="float" office:value="0.32883" calcext:value-type="float">
            <text:p>0,32883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8000" calcext:value-type="float">
            <text:p>8000</text:p>
          </table:table-cell>
          <table:table-cell table:style-name="ce8" table:formula="of:=CEILING([.$B31]/2)*(2*[.$B31] - 1) * [.$J$19]" office:value-type="float" office:value="0.171250659232962" calcext:value-type="float">
            <text:p>0,171250659232962</text:p>
          </table:table-cell>
          <table:table-cell table:style-name="ce7" office:value-type="float" office:value="0.386948" calcext:value-type="float">
            <text:p>0,38695</text:p>
          </table:table-cell>
          <table:table-cell table:style-name="ce8" table:formula="of:=CEILING([.$B31]/4)*(2*[.$B31] - 1) * [.$J$19]" office:value-type="float" office:value="0.0856253296164808" calcext:value-type="float">
            <text:p>0,0856253296164808</text:p>
          </table:table-cell>
          <table:table-cell table:style-name="ce7" office:value-type="float" office:value="0.434416" calcext:value-type="float">
            <text:p>0,43442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9000" calcext:value-type="float">
            <text:p>9000</text:p>
          </table:table-cell>
          <table:table-cell table:style-name="ce8" table:formula="of:=CEILING([.$B32]/2)*(2*[.$B32] - 1) * [.$J$19]" office:value-type="float" office:value="0.216740620818541" calcext:value-type="float">
            <text:p>0,216740620818541</text:p>
          </table:table-cell>
          <table:table-cell table:style-name="ce7" office:value-type="float" office:value="0.516497" calcext:value-type="float">
            <text:p>0,51650</text:p>
          </table:table-cell>
          <table:table-cell table:style-name="ce8" table:formula="of:=CEILING([.$B32]/4)*(2*[.$B32] - 1) * [.$J$19]" office:value-type="float" office:value="0.10837031040927" calcext:value-type="float">
            <text:p>0,10837031040927</text:p>
          </table:table-cell>
          <table:table-cell table:style-name="ce7" office:value-type="float" office:value="0.550678" calcext:value-type="float">
            <text:p>0,55068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float" office:value="10000" calcext:value-type="float">
            <text:p>10000</text:p>
          </table:table-cell>
          <table:table-cell table:style-name="ce8" table:formula="of:=CEILING([.$B33]/2)*(2*[.$B33] - 1) * [.$J$19]" office:value-type="float" office:value="0.2675825" calcext:value-type="float">
            <text:p>0,2675825</text:p>
          </table:table-cell>
          <table:table-cell table:style-name="ce7" office:value-type="float" office:value="0.66625" calcext:value-type="float">
            <text:p>0,66625</text:p>
          </table:table-cell>
          <table:table-cell table:style-name="ce8" table:formula="of:=CEILING([.$B33]/4)*(2*[.$B33] - 1) * [.$J$19]" office:value-type="float" office:value="0.13379125" calcext:value-type="float">
            <text:p>0,13379125</text:p>
          </table:table-cell>
          <table:table-cell table:style-name="ce7" office:value-type="float" office:value="0.747948" calcext:value-type="float">
            <text:p>0,74795</text:p>
          </table:table-cell>
          <table:table-cell table:number-columns-repeated="4"/>
        </table:table-row>
        <table:table-row table:style-name="ro1" table:number-rows-repeated="5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09:31:59.563193607</meta:creation-date>
    <dc:date>2022-10-18T11:13:03.168137793</dc:date>
    <meta:editing-duration>PT29M35S</meta:editing-duration>
    <meta:editing-cycles>3</meta:editing-cycles>
    <meta:generator>LibreOffice/7.3.6.2$Linux_X86_64 LibreOffice_project/30$Build-2</meta:generator>
    <meta:document-statistic meta:table-count="1" meta:cell-count="150" meta:object-count="0"/>
  </office:meta>
</office:document-meta>
</file>